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85cm" fo:min-width="3.152cm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 fo:min-height="2.149cm" fo:min-width="1.66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52cm" svg:height="2.235cm" svg:x="3.615cm" svg:y="2.162cm">
          <text:p text:style-name="P1">Page1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3.055cm" svg:height="3.391cm" svg:x="3.876cm" svg:y="3.28cm">
          <text:p text:style-name="P1">Page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liam Simko</meta:initial-creator>
    <meta:creation-date>2017-03-04T18:14:56.170379400</meta:creation-date>
    <dc:date>2017-03-04T18:16:05.804849779</dc:date>
    <dc:creator>Viliam Simko</dc:creator>
    <meta:editing-duration>PT1M9S</meta:editing-duration>
    <meta:editing-cycles>1</meta:editing-cycles>
    <meta:document-statistic meta:object-count="2"/>
    <meta:generator>LibreOffice/5.1.6.2$Linux_X86_64 LibreOffice_project/10m0$Build-2</meta:generator>
  </office:meta>
</office:document-meta>
</file>